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529166666666667cm" style:use-optimal-column-width="true"/>
    </style:style>
    <style:style style:name="co2" style:family="table-column">
      <style:table-column-properties fo:break-before="auto" style:column-width="1.42875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zTip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PozTipL</text:p>
          </table:table-cell>
          <table:table-cell office:value-type="string" table:style-name="ce1">
            <text:p>PozTip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ayiç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iyat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naliz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aşlık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özleşme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ayiç Grubu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  <table:named-expressions>
        <table:named-range table:name="PozTipi" table:cell-range-address="PozTipi.$A$1:PozTipi.$C$7" table:base-cell-address="PozTipi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mehmet afsin</meta:initial-creator>
    <dc:creator>mehmet afsin</dc:creator>
    <meta:creation-date>2016-11-29T13:01:59Z</meta:creation-date>
    <dc:date>2016-11-29T13:02:53Z</dc:date>
  </office:meta>
</office:document-meta>
</file>